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99pt"/>
    </style:style>
    <style:style style:name="co2" style:family="table-column">
      <style:table-column-properties fo:break-before="auto" style:column-width="12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AMPRESS STRAIN</text:p>
          </table:table-cell>
          <table:table-cell office:value-type="string" calcext:value-type="string">
            <text:p>BEAMRELEASE STRAIN</text:p>
          </table:table-cell>
          <table:table-cell office:value-type="string" calcext:value-type="string">
            <text:p>BEAMDIFF</text:p>
          </table:table-cell>
        </table:table-row>
        <table:table-row table:style-name="ro1">
          <table:table-cell office:value-type="float" office:value="0.0001398" calcext:value-type="float">
            <text:p>0.0001398</text:p>
          </table:table-cell>
          <table:table-cell office:value-type="float" office:value="0.0006482" calcext:value-type="float">
            <text:p>0.0006482</text:p>
          </table:table-cell>
          <table:table-cell office:value-type="float" office:value="-0.0005084" calcext:value-type="float">
            <text:p>-0.0005084</text:p>
          </table:table-cell>
        </table:table-row>
        <table:table-row table:style-name="ro1">
          <table:table-cell office:value-type="float" office:value="0.0001904" calcext:value-type="float">
            <text:p>0.0001904</text:p>
          </table:table-cell>
          <table:table-cell office:value-type="float" office:value="0.0005978" calcext:value-type="float">
            <text:p>0.0005978</text:p>
          </table:table-cell>
          <table:table-cell office:value-type="float" office:value="-0.0004074" calcext:value-type="float">
            <text:p>-0.0004074</text:p>
          </table:table-cell>
        </table:table-row>
        <table:table-row table:style-name="ro1">
          <table:table-cell office:value-type="float" office:value="0.0002412" calcext:value-type="float">
            <text:p>0.0002412</text:p>
          </table:table-cell>
          <table:table-cell office:value-type="float" office:value="0.0005454" calcext:value-type="float">
            <text:p>0.0005454</text:p>
          </table:table-cell>
          <table:table-cell office:value-type="float" office:value="-0.0003042" calcext:value-type="float">
            <text:p>-0.0003042</text:p>
          </table:table-cell>
        </table:table-row>
        <table:table-row table:style-name="ro1">
          <table:table-cell office:value-type="float" office:value="0.0002908" calcext:value-type="float">
            <text:p>0.0002908</text:p>
          </table:table-cell>
          <table:table-cell office:value-type="float" office:value="0.0004942" calcext:value-type="float">
            <text:p>0.0004942</text:p>
          </table:table-cell>
          <table:table-cell office:value-type="float" office:value="-0.0002034" calcext:value-type="float">
            <text:p>-0.0002034</text:p>
          </table:table-cell>
        </table:table-row>
        <table:table-row table:style-name="ro1">
          <table:table-cell office:value-type="float" office:value="0.000342" calcext:value-type="float">
            <text:p>0.000342</text:p>
          </table:table-cell>
          <table:table-cell office:value-type="float" office:value="0.0004434" calcext:value-type="float">
            <text:p>0.0004434</text:p>
          </table:table-cell>
          <table:table-cell office:value-type="float" office:value="-0.0001014" calcext:value-type="float">
            <text:p>-0.0001014</text:p>
          </table:table-cell>
        </table:table-row>
        <table:table-row table:style-name="ro1">
          <table:table-cell office:value-type="float" office:value="0.0003958" calcext:value-type="float">
            <text:p>0.0003958</text:p>
          </table:table-cell>
          <table:table-cell office:value-type="float" office:value="0.000393" calcext:value-type="float">
            <text:p>0.000393</text:p>
          </table:table-cell>
          <table:table-cell table:style-name="ce1" office:value-type="float" office:value="0.00000279999999999996" calcext:value-type="float">
            <text:p>2.80E-06</text:p>
          </table:table-cell>
        </table:table-row>
        <table:table-row table:style-name="ro1">
          <table:table-cell office:value-type="float" office:value="0.0004456" calcext:value-type="float">
            <text:p>0.0004456</text:p>
          </table:table-cell>
          <table:table-cell office:value-type="float" office:value="0.0003416" calcext:value-type="float">
            <text:p>0.0003416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0.0004968" calcext:value-type="float">
            <text:p>0.0004968</text:p>
          </table:table-cell>
          <table:table-cell office:value-type="float" office:value="0.0002872" calcext:value-type="float">
            <text:p>0.0002872</text:p>
          </table:table-cell>
          <table:table-cell office:value-type="float" office:value="0.0002096" calcext:value-type="float">
            <text:p>0.0002096</text:p>
          </table:table-cell>
        </table:table-row>
        <table:table-row table:style-name="ro1">
          <table:table-cell office:value-type="float" office:value="0.0005472" calcext:value-type="float">
            <text:p>0.0005472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3102" calcext:value-type="float">
            <text:p>0.0003102</text:p>
          </table:table-cell>
        </table:table-row>
        <table:table-row table:style-name="ro1">
          <table:table-cell office:value-type="float" office:value="0.0005974" calcext:value-type="float">
            <text:p>0.0005974</text:p>
          </table:table-cell>
          <table:table-cell office:value-type="float" office:value="0.0001868" calcext:value-type="float">
            <text:p>0.0001868</text:p>
          </table:table-cell>
          <table:table-cell office:value-type="float" office:value="0.0004106" calcext:value-type="float">
            <text:p>0.0004106</text:p>
          </table:table-cell>
        </table:table-row>
        <table:table-row table:style-name="ro1">
          <table:table-cell office:value-type="float" office:value="0.0006482" calcext:value-type="float">
            <text:p>0.000648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5122" calcext:value-type="float">
            <text:p>0.000512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s is largest beamdi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24:13.302000000</meta:creation-date>
    <dc:date>2017-03-06T10:28:18.877000000</dc:date>
    <meta:editing-duration>PT4M7S</meta:editing-duration>
    <meta:editing-cycles>1</meta:editing-cycles>
    <meta:document-statistic meta:table-count="1" meta:cell-count="37" meta:object-count="0"/>
    <meta:generator>LibreOffice/5.2.2.2$Windows_x86 LibreOffice_project/8f96e87c890bf8fa77463cd4b640a2312823f3ad</meta:generator>
  </office:meta>
</office:document-meta>
</file>